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000000" draw:marker-start-width="0.438cm" draw:marker-end-width="0.438cm" draw:fill="none" draw:textarea-horizontal-align="justify" draw:textarea-vertical-align="middle" draw:auto-grow-height="false" fo:min-height="10.75cm" fo:min-width="16.5cm" fo:padding-top="0.204cm" fo:padding-bottom="0.204cm" fo:padding-left="0.329cm" fo:padding-right="0.329cm"/>
    </style:style>
    <style:style style:name="gr2" style:family="graphic" style:parent-style-name="standard">
      <style:graphic-properties draw:stroke="solid" svg:stroke-color="#000000" draw:fill="none" draw:fill-color="#ffffff" fo:min-height="0.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fill-color="#2a6099" draw:textarea-horizontal-align="justify" draw:textarea-vertical-align="middle" draw:auto-grow-height="false" fo:min-height="0.25cm" fo:min-width="0cm"/>
    </style:style>
    <style:style style:name="gr5" style:family="graphic" style:parent-style-name="standard">
      <style:graphic-properties draw:fill-color="#069a2e" draw:textarea-horizontal-align="justify" draw:textarea-vertical-align="middle" draw:auto-grow-height="false" fo:min-height="0.25cm" fo:min-width="0cm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0.25cm" fo:min-width="0cm"/>
    </style:style>
    <style:style style:name="gr7" style:family="graphic" style:parent-style-name="standard">
      <style:graphic-properties draw:stroke="solid" svg:stroke-width="0.159cm" svg:stroke-color="#000000" draw:marker-start-width="0.438cm" draw:marker-end-width="0.438cm" draw:fill="none" draw:textarea-horizontal-align="justify" draw:textarea-vertical-align="middle" draw:auto-grow-height="false" fo:min-height="10.592cm" fo:min-width="16.342cm" fo:padding-top="0.204cm" fo:padding-bottom="0.204cm" fo:padding-left="0.329cm" fo:padding-right="0.329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698cm" fo:min-width="16.448cm" fo:padding-top="0.151cm" fo:padding-bottom="0.151cm" fo:padding-left="0.276cm" fo:padding-right="0.276cm"/>
    </style:style>
    <style:style style:name="gr9" style:family="graphic" style:parent-style-name="objectwithoutfill">
      <style:graphic-properties svg:stroke-color="#000000" draw:marker-end="Puntas_20_de_20_flecha_20_1" draw:marker-end-width="0.3cm" draw:fill="none" draw:textarea-vertical-align="middl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11" style:family="graphic" style:parent-style-name="standard">
      <style:graphic-properties draw:stroke="solid" svg:stroke-color="#000000" draw:fill="none" draw:fill-color="#ffffff" fo:min-height="2.7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9.27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4.7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ff0000" loext:opacity="100%"/>
    </style:style>
    <style:style style:name="P3" style:family="paragraph">
      <loext:graphic-properties draw:fill="none" draw:fill-color="#ffffff"/>
      <style:paragraph-properties fo:text-align="center"/>
      <style:text-properties fo:color="#ff0000" loext:opacity="100%"/>
    </style:style>
    <style:style style:name="P4" style:family="paragraph">
      <style:paragraph-properties fo:text-align="center"/>
      <style:text-properties fo:color="#2a6099" loext:opacity="100%"/>
    </style:style>
    <style:style style:name="P5" style:family="paragraph">
      <loext:graphic-properties draw:fill="none" draw:fill-color="#ffffff"/>
      <style:paragraph-properties fo:text-align="center"/>
      <style:text-properties fo:color="#2a6099" loext:opacity="100%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2a6099"/>
      <style:paragraph-properties fo:text-align="center"/>
    </style:style>
    <style:style style:name="P9" style:family="paragraph">
      <loext:graphic-properties draw:fill-color="#069a2e"/>
      <style:paragraph-properties fo:text-align="center"/>
    </style:style>
    <style:style style:name="P10" style:family="paragraph">
      <loext:graphic-properties draw:fill-color="#ff0000"/>
      <style:paragraph-properties fo:text-align="center"/>
    </style:style>
    <style:style style:name="P11" style:family="paragraph">
      <style:paragraph-properties fo:text-align="center"/>
      <style:text-properties fo:color="#069a2e" loext:opacity="100%"/>
    </style:style>
    <style:style style:name="P12" style:family="paragraph">
      <loext:graphic-properties draw:fill="none" draw:fill-color="#ffffff"/>
      <style:paragraph-properties fo:text-align="center"/>
      <style:text-properties fo:color="#069a2e" loext:opacity="100%"/>
    </style:style>
    <style:style style:name="P13" style:family="paragraph">
      <style:paragraph-properties fo:text-align="start"/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15" style:family="paragraph">
      <style:paragraph-properties fo:text-align="start"/>
      <style:text-properties fo:color="#2a6099" loext:opacity="100%"/>
    </style:style>
    <style:style style:name="P16" style:family="paragraph">
      <loext:graphic-properties draw:fill="none" draw:fill-color="#ffffff"/>
      <style:paragraph-properties fo:text-align="start"/>
      <style:text-properties fo:color="#2a6099" loext:opacity="100%"/>
    </style:style>
    <style:style style:name="P17" style:family="paragraph">
      <style:paragraph-properties fo:text-align="center"/>
      <style:text-properties fo:color="#ff0000" loext:opacity="100%" fo:font-size="14pt"/>
    </style:style>
    <style:style style:name="P18" style:family="paragraph">
      <loext:graphic-properties draw:fill="none" draw:fill-color="#ffffff"/>
      <style:paragraph-properties fo:text-align="center"/>
      <style:text-properties fo:color="#ff0000" loext:opacity="100%" fo:font-size="14pt"/>
    </style:style>
    <style:style style:name="P19" style:family="paragraph">
      <style:paragraph-properties fo:text-align="center"/>
      <style:text-properties fo:color="#069a2e" loext:opacity="100%" fo:font-size="14pt"/>
    </style:style>
    <style:style style:name="P20" style:family="paragraph">
      <loext:graphic-properties draw:fill="none" draw:fill-color="#ffffff"/>
      <style:paragraph-properties fo:text-align="center"/>
      <style:text-properties fo:color="#069a2e" loext:opacity="100%" fo:font-size="14pt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fo:color="#069a2e" loext:opacity="100%" fo:font-size="14pt"/>
    </style:style>
    <style:style style:name="P22" style:family="paragraph">
      <style:text-properties fo:font-size="14pt" style:font-size-asian="14pt" style:font-size-complex="14pt"/>
    </style:style>
    <style:style style:name="P23" style:family="paragraph">
      <loext:graphic-properties draw:fill="none" draw:fill-color="#ffffff"/>
      <style:text-properties fo:font-size="14pt" style:font-size-asian="14pt" style:font-size-complex="14pt"/>
    </style:style>
    <style:style style:name="P24" style:family="paragraph">
      <style:paragraph-properties fo:text-align="center"/>
      <style:text-properties fo:color="#ff0000" loext:opacity="100%" fo:font-size="18pt"/>
    </style:style>
    <style:style style:name="P25" style:family="paragraph">
      <loext:graphic-properties draw:fill="none" draw:fill-color="#ffffff"/>
      <style:paragraph-properties fo:text-align="center"/>
      <style:text-properties fo:color="#ff0000" loext:opacity="100%" fo:font-size="18pt"/>
    </style:style>
    <style:style style:name="P26" style:family="paragraph">
      <style:paragraph-properties fo:text-align="center"/>
      <style:text-properties fo:font-size="18pt"/>
    </style:style>
    <style:style style:name="P27" style:family="paragraph">
      <loext:graphic-properties draw:fill="none" draw:fill-color="#ffffff"/>
      <style:paragraph-properties fo:text-align="center"/>
      <style:text-properties fo:font-size="18pt"/>
    </style:style>
    <style:style style:name="P28" style:family="paragraph">
      <style:paragraph-properties fo:text-align="start"/>
      <style:text-properties fo:color="#2a6099" loext:opacity="100%" fo:font-size="18pt"/>
    </style:style>
    <style:style style:name="P29" style:family="paragraph">
      <loext:graphic-properties draw:fill="none" draw:fill-color="#ffffff"/>
      <style:paragraph-properties fo:text-align="start"/>
      <style:text-properties fo:color="#2a6099" loext:opacity="100%" fo:font-size="18pt"/>
    </style:style>
    <style:style style:name="P30" style:family="paragraph">
      <style:paragraph-properties fo:text-align="center"/>
      <style:text-properties fo:color="#069a2e" loext:opacity="100%" fo:font-size="18pt"/>
    </style:style>
    <style:style style:name="P31" style:family="paragraph">
      <loext:graphic-properties draw:fill="none" draw:fill-color="#ffffff"/>
      <style:paragraph-properties fo:text-align="center"/>
      <style:text-properties fo:color="#069a2e" loext:opacity="100%"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69a2e" loext:opacity="100%"/>
    </style:style>
    <style:style style:name="T3" style:family="text">
      <style:text-properties fo:color="#069a2e" loext:opacity="100%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7cm" svg:height="11cm" svg:x="6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cm" svg:height="1cm" svg:x="10cm" svg:y="6cm">
          <draw:text-box>
            <text:p text:style-name="P2">NOMBRE DEL PROYECTO</text:p>
          </draw:text-box>
        </draw:frame>
        <draw:frame draw:style-name="gr2" draw:text-style-name="P5" draw:layer="layout" svg:width="5cm" svg:height="1cm" svg:x="12cm" svg:y="9cm">
          <draw:text-box>
            <text:p text:style-name="P4">Usuario</text:p>
          </draw:text-box>
        </draw:frame>
        <draw:frame draw:style-name="gr2" draw:text-style-name="P5" draw:layer="layout" svg:width="5cm" svg:height="1cm" svg:x="12cm" svg:y="11cm">
          <draw:text-box>
            <text:p text:style-name="P4">Contraseña</text:p>
          </draw:text-box>
        </draw:frame>
        <draw:frame draw:style-name="gr3" draw:text-style-name="P7" draw:layer="layout" svg:width="9cm" svg:height="1cm" svg:x="10cm" svg:y="2cm">
          <draw:text-box>
            <text:p text:style-name="P6">Pantalla al entrar al dominio</text:p>
          </draw:text-box>
        </draw:frame>
        <draw:custom-shape draw:style-name="gr4" draw:text-style-name="P8" draw:layer="layout" svg:width="0.5cm" svg:height="0.5cm" svg:x="5cm" svg:y="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5cm" svg:height="0.5cm" svg:x="15cm" svg:y="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5cm" svg:height="0.5cm" svg:x="9.986cm" svg:y="17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3.25cm" svg:height="1cm" svg:x="5.5cm" svg:y="16.75cm">
          <draw:text-box>
            <text:p text:style-name="P6">Rellenar</text:p>
          </draw:text-box>
        </draw:frame>
        <draw:frame draw:style-name="gr3" draw:text-style-name="P7" draw:layer="layout" svg:width="2.75cm" svg:height="1cm" svg:x="10.5cm" svg:y="16.75cm">
          <draw:text-box>
            <text:p text:style-name="P6">Texto</text:p>
          </draw:text-box>
        </draw:frame>
        <draw:frame draw:style-name="gr3" draw:text-style-name="P7" draw:layer="layout" svg:width="2.75cm" svg:height="1cm" svg:x="15.5cm" svg:y="16.75cm">
          <draw:text-box>
            <text:p text:style-name="P6">Botón</text:p>
          </draw:text-box>
        </draw:frame>
      </draw:page>
      <draw:page draw:name="page2" draw:style-name="dp1" draw:master-page-name="Predeterminado">
        <draw:custom-shape draw:style-name="gr7" draw:text-style-name="P1" draw:layer="layout" svg:width="17cm" svg:height="11cm" svg:x="6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12" draw:layer="layout" svg:width="7cm" svg:height="1cm" svg:x="11cm" svg:y="9cm">
          <draw:text-box>
            <text:p text:style-name="P11">Nuevo paciente</text:p>
          </draw:text-box>
        </draw:frame>
        <draw:frame draw:style-name="gr2" draw:text-style-name="P12" draw:layer="layout" svg:width="7cm" svg:height="1cm" svg:x="11cm" svg:y="11cm">
          <draw:text-box>
            <text:p text:style-name="P11">Gestionar pacientes</text:p>
          </draw:text-box>
        </draw:frame>
        <draw:custom-shape draw:style-name="gr8" draw:text-style-name="P1" draw:layer="layout" svg:width="17cm" svg:height="2cm" svg:x="6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7cm" svg:height="1cm" svg:x="9.25cm" svg:y="4.5cm">
          <draw:text-box>
            <text:p text:style-name="P4">Búsqueda paciente</text:p>
          </draw:text-box>
        </draw:frame>
        <draw:frame draw:style-name="gr2" draw:text-style-name="P12" draw:layer="layout" svg:width="5.25cm" svg:height="1cm" svg:x="17cm" svg:y="4.5cm">
          <draw:text-box>
            <text:p text:style-name="P11">Desconexión</text:p>
          </draw:text-box>
        </draw:frame>
        <draw:frame draw:style-name="gr3" draw:text-style-name="P7" draw:layer="layout" svg:width="9cm" svg:height="1cm" svg:x="10cm" svg:y="2cm">
          <draw:text-box>
            <text:p text:style-name="P6">Pantalla de Inicio</text:p>
          </draw:text-box>
        </draw:frame>
        <draw:custom-shape draw:style-name="gr4" draw:text-style-name="P8" draw:layer="layout" svg:width="0.5cm" svg:height="0.5cm" svg:x="5cm" svg:y="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5cm" svg:height="0.5cm" svg:x="15cm" svg:y="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5cm" svg:height="0.5cm" svg:x="9.986cm" svg:y="17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3.25cm" svg:height="1cm" svg:x="5.5cm" svg:y="16.75cm">
          <draw:text-box>
            <text:p text:style-name="P6">Rellenar</text:p>
          </draw:text-box>
        </draw:frame>
        <draw:frame draw:style-name="gr3" draw:text-style-name="P7" draw:layer="layout" svg:width="2.75cm" svg:height="1cm" svg:x="10.5cm" svg:y="16.75cm">
          <draw:text-box>
            <text:p text:style-name="P6">Texto</text:p>
          </draw:text-box>
        </draw:frame>
        <draw:frame draw:style-name="gr3" draw:text-style-name="P7" draw:layer="layout" svg:width="2.75cm" svg:height="1cm" svg:x="15.5cm" svg:y="16.75cm">
          <draw:text-box>
            <text:p text:style-name="P6">Botón</text:p>
          </draw:text-box>
        </draw:frame>
        <draw:line draw:style-name="gr9" draw:text-style-name="P1" draw:layer="layout" svg:x1="24cm" svg:y1="6.25cm" svg:x2="22.5cm" svg:y2="5.25cm">
          <text:p text:style-name="P6"/>
        </draw:line>
        <draw:frame draw:style-name="gr10" draw:text-style-name="P14" draw:layer="layout" svg:width="4.75cm" svg:height="2cm" svg:x="23.75cm" svg:y="6.25cm">
          <draw:text-box>
            <text:p text:style-name="P13"><text:span text:style-name="T1">Barra de búsqueda. Igual en todas las vistas</text:span></text:p>
          </draw:text-box>
        </draw:frame>
      </draw:page>
      <draw:page draw:name="page3" draw:style-name="dp1" draw:master-page-name="Predeterminado">
        <draw:custom-shape draw:style-name="gr7" draw:text-style-name="P1" draw:layer="layout" svg:width="17cm" svg:height="11cm" svg:x="6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cm" svg:height="1cm" svg:x="7cm" svg:y="7cm">
          <draw:text-box>
            <text:p text:style-name="P2">Formulario de inclusión</text:p>
          </draw:text-box>
        </draw:frame>
        <draw:custom-shape draw:style-name="gr8" draw:text-style-name="P1" draw:layer="layout" svg:width="17cm" svg:height="2cm" svg:x="6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7cm" svg:height="1cm" svg:x="9.574cm" svg:y="4.5cm">
          <draw:text-box>
            <text:p text:style-name="P4">Búsqueda paciente</text:p>
          </draw:text-box>
        </draw:frame>
        <draw:frame draw:style-name="gr2" draw:text-style-name="P12" draw:layer="layout" svg:width="5.25cm" svg:height="1cm" svg:x="17cm" svg:y="4.5cm">
          <draw:text-box>
            <text:p text:style-name="P11">Desconexión</text:p>
          </draw:text-box>
        </draw:frame>
        <draw:frame draw:style-name="gr3" draw:text-style-name="P7" draw:layer="layout" svg:width="9cm" svg:height="1cm" svg:x="10cm" svg:y="2cm">
          <draw:text-box>
            <text:p text:style-name="P6">Pantalla “Nuevo paciente”</text:p>
          </draw:text-box>
        </draw:frame>
        <draw:frame draw:style-name="gr11" draw:text-style-name="P16" draw:layer="layout" svg:width="8cm" svg:height="3cm" svg:x="7cm" svg:y="9cm">
          <draw:text-box>
            <text:list text:style-name="L1">
              <text:list-item>
                <text:p text:style-name="P15">Pregunta 1</text:p>
              </text:list-item>
              <text:list-item>
                <text:p text:style-name="P15">Pregunta 2</text:p>
                <text:p text:style-name="P15">...</text:p>
              </text:list-item>
            </text:list>
          </draw:text-box>
        </draw:frame>
        <draw:frame draw:style-name="gr2" draw:text-style-name="P12" draw:layer="layout" svg:width="3cm" svg:height="1cm" svg:x="19cm" svg:y="13cm">
          <draw:text-box>
            <text:p text:style-name="P11">Guardar</text:p>
          </draw:text-box>
        </draw:frame>
        <draw:custom-shape draw:style-name="gr4" draw:text-style-name="P8" draw:layer="layout" svg:width="0.5cm" svg:height="0.5cm" svg:x="5cm" svg:y="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5cm" svg:height="0.5cm" svg:x="15cm" svg:y="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5cm" svg:height="0.5cm" svg:x="9.986cm" svg:y="17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3.25cm" svg:height="1cm" svg:x="5.5cm" svg:y="16.75cm">
          <draw:text-box>
            <text:p text:style-name="P6">Rellenar</text:p>
          </draw:text-box>
        </draw:frame>
        <draw:frame draw:style-name="gr3" draw:text-style-name="P7" draw:layer="layout" svg:width="2.75cm" svg:height="1cm" svg:x="10.5cm" svg:y="16.75cm">
          <draw:text-box>
            <text:p text:style-name="P6">Texto</text:p>
          </draw:text-box>
        </draw:frame>
        <draw:frame draw:style-name="gr3" draw:text-style-name="P7" draw:layer="layout" svg:width="2.75cm" svg:height="1cm" svg:x="15.5cm" svg:y="16.75cm">
          <draw:text-box>
            <text:p text:style-name="P6">Botón</text:p>
          </draw:text-box>
        </draw:frame>
        <draw:frame draw:style-name="gr2" draw:text-style-name="P12" draw:layer="layout" svg:width="3cm" svg:height="1cm" svg:x="6.25cm" svg:y="4.5cm">
          <draw:text-box>
            <text:p text:style-name="P11">Inicio</text:p>
          </draw:text-box>
        </draw:frame>
      </draw:page>
      <draw:page draw:name="page4" draw:style-name="dp1" draw:master-page-name="Predeterminado">
        <draw:custom-shape draw:style-name="gr7" draw:text-style-name="P1" draw:layer="layout" svg:width="17cm" svg:height="11cm" svg:x="6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18" draw:layer="layout" svg:width="2.474cm" svg:height="1cm" svg:x="7cm" svg:y="8cm">
          <draw:text-box>
            <text:p text:style-name="P17">Paciente</text:p>
          </draw:text-box>
        </draw:frame>
        <draw:frame draw:style-name="gr12" draw:text-style-name="P7" draw:layer="layout" svg:width="9.5cm" svg:height="1.673cm" svg:x="10cm" svg:y="2cm">
          <draw:text-box>
            <text:p text:style-name="P6">Pantalla “Gestionar pacientes”</text:p>
          </draw:text-box>
        </draw:frame>
        <draw:custom-shape draw:style-name="gr4" draw:text-style-name="P8" draw:layer="layout" svg:width="0.5cm" svg:height="0.5cm" svg:x="5cm" svg:y="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5cm" svg:height="0.5cm" svg:x="15cm" svg:y="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5cm" svg:height="0.5cm" svg:x="9.986cm" svg:y="17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3.25cm" svg:height="1cm" svg:x="5.5cm" svg:y="16.75cm">
          <draw:text-box>
            <text:p text:style-name="P6">Rellenar</text:p>
          </draw:text-box>
        </draw:frame>
        <draw:frame draw:style-name="gr3" draw:text-style-name="P7" draw:layer="layout" svg:width="2.75cm" svg:height="1cm" svg:x="10.5cm" svg:y="16.75cm">
          <draw:text-box>
            <text:p text:style-name="P6">Texto</text:p>
          </draw:text-box>
        </draw:frame>
        <draw:frame draw:style-name="gr3" draw:text-style-name="P7" draw:layer="layout" svg:width="2.75cm" svg:height="1cm" svg:x="15.5cm" svg:y="16.75cm">
          <draw:text-box>
            <text:p text:style-name="P6">Botón</text:p>
          </draw:text-box>
        </draw:frame>
        <draw:frame draw:style-name="gr2" draw:text-style-name="P18" draw:layer="layout" svg:width="3.091cm" svg:height="1cm" svg:x="9.474cm" svg:y="8cm">
          <draw:text-box>
            <text:p text:style-name="P17">F. Inclusión</text:p>
          </draw:text-box>
        </draw:frame>
        <draw:frame draw:style-name="gr2" draw:text-style-name="P18" draw:layer="layout" svg:width="3.093cm" svg:height="1cm" svg:x="12.565cm" svg:y="8cm">
          <draw:text-box>
            <text:p text:style-name="P17">F. Preop G</text:p>
          </draw:text-box>
        </draw:frame>
        <draw:frame draw:style-name="gr2" draw:text-style-name="P18" draw:layer="layout" svg:width="2.474cm" svg:height="1cm" svg:x="7cm" svg:y="9cm">
          <draw:text-box>
            <text:p text:style-name="P17">ID1</text:p>
          </draw:text-box>
        </draw:frame>
        <draw:frame draw:style-name="gr2" draw:text-style-name="P20" draw:layer="layout" svg:width="3.091cm" svg:height="1cm" svg:x="9.474cm" svg:y="9cm">
          <draw:text-box>
            <text:p text:style-name="P19"><text:span text:style-name="T2">Completo</text:span></text:p>
          </draw:text-box>
        </draw:frame>
        <draw:frame draw:style-name="gr2" draw:text-style-name="P20" draw:layer="layout" svg:width="3.093cm" svg:height="1cm" svg:x="12.565cm" svg:y="9cm">
          <draw:text-box>
            <text:p text:style-name="P19"><text:span text:style-name="T2">Completo</text:span></text:p>
          </draw:text-box>
        </draw:frame>
        <draw:frame draw:style-name="gr2" draw:text-style-name="P18" draw:layer="layout" svg:width="4.342cm" svg:height="1cm" svg:x="15.658cm" svg:y="8cm">
          <draw:text-box>
            <text:p text:style-name="P17">F. Seguimiento</text:p>
          </draw:text-box>
        </draw:frame>
        <draw:frame draw:style-name="gr2" draw:text-style-name="P20" draw:layer="layout" svg:width="4.342cm" svg:height="1cm" svg:x="15.658cm" svg:y="9cm">
          <draw:text-box>
            <text:p text:style-name="P21"><text:span text:style-name="T3">Necesario</text:span></text:p>
          </draw:text-box>
        </draw:frame>
        <draw:frame draw:style-name="gr2" draw:text-style-name="P18" draw:layer="layout" svg:width="2.474cm" svg:height="1cm" svg:x="7cm" svg:y="8cm">
          <draw:text-box>
            <text:p text:style-name="P17">Paciente</text:p>
          </draw:text-box>
        </draw:frame>
        <draw:frame draw:style-name="gr2" draw:text-style-name="P18" draw:layer="layout" svg:width="3.091cm" svg:height="1cm" svg:x="9.474cm" svg:y="8cm">
          <draw:text-box>
            <text:p text:style-name="P17">F. Inclusión</text:p>
          </draw:text-box>
        </draw:frame>
        <draw:frame draw:style-name="gr2" draw:text-style-name="P18" draw:layer="layout" svg:width="3.093cm" svg:height="1cm" svg:x="12.565cm" svg:y="8cm">
          <draw:text-box>
            <text:p text:style-name="P17">F. Preop G</text:p>
          </draw:text-box>
        </draw:frame>
        <draw:frame draw:style-name="gr2" draw:text-style-name="P18" draw:layer="layout" svg:width="2.474cm" svg:height="1cm" svg:x="7cm" svg:y="9cm">
          <draw:text-box>
            <text:p text:style-name="P17">ID1</text:p>
          </draw:text-box>
        </draw:frame>
        <draw:frame draw:style-name="gr2" draw:text-style-name="P20" draw:layer="layout" svg:width="3.091cm" svg:height="1cm" svg:x="9.474cm" svg:y="9cm">
          <draw:text-box>
            <text:p text:style-name="P19"><text:span text:style-name="T2">Completo</text:span></text:p>
          </draw:text-box>
        </draw:frame>
        <draw:frame draw:style-name="gr2" draw:text-style-name="P18" draw:layer="layout" svg:width="4.342cm" svg:height="1cm" svg:x="15.658cm" svg:y="8cm">
          <draw:text-box>
            <text:p text:style-name="P17">F. Seguimiento</text:p>
          </draw:text-box>
        </draw:frame>
        <draw:frame draw:style-name="gr2" draw:text-style-name="P18" draw:layer="layout" svg:width="2.474cm" svg:height="1cm" svg:x="7cm" svg:y="12cm">
          <draw:text-box>
            <text:p text:style-name="P17">Paciente</text:p>
          </draw:text-box>
        </draw:frame>
        <draw:frame draw:style-name="gr2" draw:text-style-name="P18" draw:layer="layout" svg:width="3.091cm" svg:height="1cm" svg:x="9.474cm" svg:y="12cm">
          <draw:text-box>
            <text:p text:style-name="P17">F. Inclusión</text:p>
          </draw:text-box>
        </draw:frame>
        <draw:frame draw:style-name="gr2" draw:text-style-name="P18" draw:layer="layout" svg:width="3.093cm" svg:height="1cm" svg:x="12.565cm" svg:y="12cm">
          <draw:text-box>
            <text:p text:style-name="P17">F. Preop G</text:p>
          </draw:text-box>
        </draw:frame>
        <draw:frame draw:style-name="gr2" draw:text-style-name="P18" draw:layer="layout" svg:width="2.474cm" svg:height="1cm" svg:x="7cm" svg:y="13cm">
          <draw:text-box>
            <text:p text:style-name="P17">ID2</text:p>
          </draw:text-box>
        </draw:frame>
        <draw:frame draw:style-name="gr2" draw:text-style-name="P20" draw:layer="layout" svg:width="3.091cm" svg:height="1cm" svg:x="9.474cm" svg:y="13cm">
          <draw:text-box>
            <text:p text:style-name="P19"><text:span text:style-name="T2">Completo</text:span></text:p>
          </draw:text-box>
        </draw:frame>
        <draw:frame draw:style-name="gr2" draw:text-style-name="P20" draw:layer="layout" svg:width="3.093cm" svg:height="1cm" svg:x="12.565cm" svg:y="13cm">
          <draw:text-box>
            <text:p text:style-name="P21"><text:span text:style-name="T3">Vacío</text:span></text:p>
          </draw:text-box>
        </draw:frame>
        <draw:frame draw:style-name="gr2" draw:text-style-name="P18" draw:layer="layout" svg:width="4.342cm" svg:height="1cm" svg:x="15.658cm" svg:y="12cm">
          <draw:text-box>
            <text:p text:style-name="P17">F. Seguimiento</text:p>
          </draw:text-box>
        </draw:frame>
        <draw:frame draw:style-name="gr2" draw:text-style-name="P20" draw:layer="layout" svg:width="4.342cm" svg:height="1cm" svg:x="15.658cm" svg:y="13cm">
          <draw:text-box>
            <text:p text:style-name="P21"><text:span text:style-name="T3">Vacío</text:span></text:p>
          </draw:text-box>
        </draw:frame>
        <draw:frame draw:style-name="gr2" draw:text-style-name="P18" draw:layer="layout" svg:width="2.474cm" svg:height="1cm" svg:x="7cm" svg:y="12cm">
          <draw:text-box>
            <text:p text:style-name="P17">Paciente</text:p>
          </draw:text-box>
        </draw:frame>
        <draw:frame draw:style-name="gr2" draw:text-style-name="P18" draw:layer="layout" svg:width="3.091cm" svg:height="1cm" svg:x="9.474cm" svg:y="12cm">
          <draw:text-box>
            <text:p text:style-name="P17">F. Inclusión</text:p>
          </draw:text-box>
        </draw:frame>
        <draw:frame draw:style-name="gr2" draw:text-style-name="P18" draw:layer="layout" svg:width="3.093cm" svg:height="1cm" svg:x="12.565cm" svg:y="12cm">
          <draw:text-box>
            <text:p text:style-name="P17">F. Preop G</text:p>
          </draw:text-box>
        </draw:frame>
        <draw:frame draw:style-name="gr2" draw:text-style-name="P20" draw:layer="layout" svg:width="3.091cm" svg:height="1cm" svg:x="9.474cm" svg:y="13cm">
          <draw:text-box>
            <text:p text:style-name="P19"><text:span text:style-name="T2">Completo</text:span></text:p>
          </draw:text-box>
        </draw:frame>
        <draw:frame draw:style-name="gr2" draw:text-style-name="P18" draw:layer="layout" svg:width="4.342cm" svg:height="1cm" svg:x="15.658cm" svg:y="12cm">
          <draw:text-box>
            <text:p text:style-name="P17">F. Seguimiento</text:p>
          </draw:text-box>
        </draw:frame>
        <draw:frame draw:style-name="gr2" draw:text-style-name="P18" draw:layer="layout" svg:width="2cm" svg:height="1cm" svg:x="20cm" svg:y="8cm">
          <draw:text-box>
            <text:p text:style-name="P17">F. ...</text:p>
          </draw:text-box>
        </draw:frame>
        <draw:frame draw:style-name="gr2" draw:text-style-name="P20" draw:layer="layout" svg:width="2cm" svg:height="1cm" svg:x="20cm" svg:y="9cm">
          <draw:text-box>
            <text:p text:style-name="P19"><text:span text:style-name="T2">Vacío</text:span></text:p>
          </draw:text-box>
        </draw:frame>
        <draw:frame draw:style-name="gr2" draw:text-style-name="P18" draw:layer="layout" svg:width="2cm" svg:height="1cm" svg:x="20cm" svg:y="8cm">
          <draw:text-box>
            <text:p text:style-name="P17">F. ...</text:p>
          </draw:text-box>
        </draw:frame>
        <draw:frame draw:style-name="gr2" draw:text-style-name="P18" draw:layer="layout" svg:width="2cm" svg:height="1cm" svg:x="20cm" svg:y="12cm">
          <draw:text-box>
            <text:p text:style-name="P17">F. ...</text:p>
          </draw:text-box>
        </draw:frame>
        <draw:frame draw:style-name="gr2" draw:text-style-name="P20" draw:layer="layout" svg:width="2cm" svg:height="1cm" svg:x="20cm" svg:y="13cm">
          <draw:text-box>
            <text:p text:style-name="P21"><text:span text:style-name="T3">Vacío</text:span></text:p>
          </draw:text-box>
        </draw:frame>
        <draw:frame draw:style-name="gr2" draw:text-style-name="P18" draw:layer="layout" svg:width="9cm" svg:height="1cm" svg:x="10cm" svg:y="7cm">
          <draw:text-box>
            <text:p text:style-name="P17">Pacientes que necesitan seguimiento</text:p>
          </draw:text-box>
        </draw:frame>
        <draw:frame draw:style-name="gr2" draw:text-style-name="P18" draw:layer="layout" svg:width="9.75cm" svg:height="1cm" svg:x="9.75cm" svg:y="11cm">
          <draw:text-box>
            <text:p text:style-name="P17">Pacientes que no necesitan seguimiento</text:p>
          </draw:text-box>
        </draw:frame>
        <draw:frame draw:style-name="gr13" draw:text-style-name="P23" draw:layer="layout" svg:width="5.7cm" svg:height="9.521cm" svg:x="23.5cm" svg:y="4.979cm">
          <draw:text-box>
            <text:p text:style-name="P22"><text:span text:style-name="T1">Se puede añadir un campo adicional para ver quién ha creado al paciente y filtrar por usuarios por ese campo.</text:span></text:p>
            <text:p text:style-name="P22"><text:span text:style-name="T1"/></text:p>
            <text:p text:style-name="P22"><text:span text:style-name="T1">También se podría mostrar solo los pacientes del usuario, pero entonces los pacientes no podrían ser compartidos en el seguimiento.</text:span></text:p>
          </draw:text-box>
        </draw:frame>
        <draw:custom-shape draw:style-name="gr8" draw:text-style-name="P1" draw:layer="layout" svg:width="17cm" svg:height="2cm" svg:x="6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7cm" svg:height="1cm" svg:x="9.574cm" svg:y="4.5cm">
          <draw:text-box>
            <text:p text:style-name="P4">Búsqueda paciente</text:p>
          </draw:text-box>
        </draw:frame>
        <draw:frame draw:style-name="gr2" draw:text-style-name="P12" draw:layer="layout" svg:width="5.25cm" svg:height="1cm" svg:x="17cm" svg:y="4.5cm">
          <draw:text-box>
            <text:p text:style-name="P11">Desconexión</text:p>
          </draw:text-box>
        </draw:frame>
        <draw:frame draw:style-name="gr2" draw:text-style-name="P12" draw:layer="layout" svg:width="3cm" svg:height="1cm" svg:x="6.25cm" svg:y="4.5cm">
          <draw:text-box>
            <text:p text:style-name="P11">Inicio</text:p>
          </draw:text-box>
        </draw:frame>
      </draw:page>
      <draw:page draw:name="page5" draw:style-name="dp1" draw:master-page-name="Predeterminado">
        <draw:custom-shape draw:style-name="gr7" draw:text-style-name="P1" draw:layer="layout" svg:width="17cm" svg:height="11cm" svg:x="6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5" draw:layer="layout" svg:width="8cm" svg:height="1cm" svg:x="7cm" svg:y="7cm">
          <draw:text-box>
            <text:p text:style-name="P24">Formulario</text:p>
          </draw:text-box>
        </draw:frame>
        <draw:frame draw:style-name="gr12" draw:text-style-name="P27" draw:layer="layout" svg:width="11cm" svg:height="1.673cm" svg:x="9cm" svg:y="2cm">
          <draw:text-box>
            <text:p text:style-name="P26">Pantalla para cada “Formulario”</text:p>
          </draw:text-box>
        </draw:frame>
        <draw:frame draw:style-name="gr11" draw:text-style-name="P29" draw:layer="layout" svg:width="8cm" svg:height="3cm" svg:x="7cm" svg:y="9cm">
          <draw:text-box>
            <text:list text:style-name="L1">
              <text:list-item>
                <text:p text:style-name="P28">Pregunta 1</text:p>
              </text:list-item>
              <text:list-item>
                <text:p text:style-name="P28">Pregunta 2</text:p>
                <text:p text:style-name="P28">...</text:p>
              </text:list-item>
            </text:list>
          </draw:text-box>
        </draw:frame>
        <draw:frame draw:style-name="gr2" draw:text-style-name="P31" draw:layer="layout" svg:width="3cm" svg:height="1cm" svg:x="19cm" svg:y="13cm">
          <draw:text-box>
            <text:p text:style-name="P30">Guardar</text:p>
          </draw:text-box>
        </draw:frame>
        <draw:custom-shape draw:style-name="gr4" draw:text-style-name="P8" draw:layer="layout" svg:width="0.5cm" svg:height="0.5cm" svg:x="5cm" svg:y="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5cm" svg:height="0.5cm" svg:x="15cm" svg:y="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5cm" svg:height="0.5cm" svg:x="9.986cm" svg:y="17cm">
          <text:p/>
          <draw:enhanced-geometry svg:viewBox="0 0 21600 21600" draw:type="rectangle" draw:enhanced-path="M 0 0 L 21600 0 21600 21600 0 21600 0 0 Z N"/>
        </draw:custom-shape>
        <draw:frame draw:style-name="gr3" draw:text-style-name="P27" draw:layer="layout" svg:width="3.25cm" svg:height="1cm" svg:x="5.5cm" svg:y="16.75cm">
          <draw:text-box>
            <text:p text:style-name="P26">Rellenar</text:p>
          </draw:text-box>
        </draw:frame>
        <draw:frame draw:style-name="gr3" draw:text-style-name="P27" draw:layer="layout" svg:width="2.75cm" svg:height="1cm" svg:x="10.5cm" svg:y="16.75cm">
          <draw:text-box>
            <text:p text:style-name="P26">Texto</text:p>
          </draw:text-box>
        </draw:frame>
        <draw:frame draw:style-name="gr3" draw:text-style-name="P27" draw:layer="layout" svg:width="2.75cm" svg:height="1cm" svg:x="15.5cm" svg:y="16.75cm">
          <draw:text-box>
            <text:p text:style-name="P26">Botón</text:p>
          </draw:text-box>
        </draw:frame>
        <draw:frame draw:style-name="gr14" draw:text-style-name="P23" draw:layer="layout" svg:width="6cm" svg:height="5cm" svg:x="16cm" svg:y="7cm">
          <draw:text-box>
            <text:p text:style-name="P22"><text:span text:style-name="T1">Las respuestas tendrán un desplegable con las opciones de respuesta. Si son muchas opciones, se añadirá una barra de búsqueda dentro del desplegable de las respuestas.</text:span></text:p>
          </draw:text-box>
        </draw:frame>
        <draw:custom-shape draw:style-name="gr8" draw:text-style-name="P1" draw:layer="layout" svg:width="17cm" svg:height="2cm" svg:x="6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7cm" svg:height="1cm" svg:x="9.574cm" svg:y="4.5cm">
          <draw:text-box>
            <text:p text:style-name="P4">Búsqueda paciente</text:p>
          </draw:text-box>
        </draw:frame>
        <draw:frame draw:style-name="gr2" draw:text-style-name="P12" draw:layer="layout" svg:width="5.25cm" svg:height="1cm" svg:x="17cm" svg:y="4.5cm">
          <draw:text-box>
            <text:p text:style-name="P11">Desconexión</text:p>
          </draw:text-box>
        </draw:frame>
        <draw:frame draw:style-name="gr2" draw:text-style-name="P12" draw:layer="layout" svg:width="3cm" svg:height="1cm" svg:x="6.25cm" svg:y="4.5cm">
          <draw:text-box>
            <text:p text:style-name="P11">Inicio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8-03T22:58:06.035039099</meta:creation-date>
    <dc:date>2022-08-03T23:36:34.897216822</dc:date>
    <meta:editing-duration>PT28M4S</meta:editing-duration>
    <meta:editing-cycles>9</meta:editing-cycles>
    <meta:generator>LibreOffice/7.2.5.2$MacOSX_X86_64 LibreOffice_project/499f9727c189e6ef3471021d6132d4c694f357e5</meta:generator>
    <meta:document-statistic meta:object-count="104"/>
  </office:meta>
</office:document-meta>
</file>